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fill="none" draw:fill-color="#000000" draw:textarea-horizontal-align="justify" draw:textarea-vertical-align="middle" draw:auto-grow-height="false" fo:min-height="0.625cm" fo:min-width="0.62cm"/>
    </style:style>
    <style:style style:name="gr2" style:family="graphic">
      <style:graphic-properties draw:textarea-horizontal-align="center" draw:textarea-vertical-align="middle"/>
    </style:style>
    <style:style style:name="gr3" style:family="graphic">
      <style:graphic-properties draw:fill="none" draw:textarea-horizontal-align="justify" draw:textarea-vertical-align="middle" draw:auto-grow-height="false" fo:min-height="5.362cm" fo:min-width="4.426cm"/>
    </style:style>
    <style:style style:name="gr4" style:family="graphic">
      <style:graphic-properties draw:fill="none" draw:textarea-horizontal-align="justify" draw:textarea-vertical-align="middle" draw:auto-grow-height="false" fo:min-height="0.778cm" fo:min-width="1.796cm"/>
    </style:style>
    <style:style style:name="gr5" style:family="graphic">
      <style:graphic-properties draw:fill="none" draw:textarea-horizontal-align="justify" draw:textarea-vertical-align="middle" draw:auto-grow-height="false" fo:min-height="0.83cm" fo:min-width="2.113cm"/>
    </style:style>
    <style:style style:name="gr6" style:family="graphic">
      <style:graphic-properties draw:fill="none" draw:textarea-horizontal-align="justify" draw:textarea-vertical-align="middle" draw:auto-grow-height="false" fo:min-height="0.931cm" fo:min-width="3.553cm"/>
    </style:style>
    <style:style style:name="gr7" style:family="graphic">
      <style:graphic-properties draw:fill="none" draw:textarea-horizontal-align="justify" draw:textarea-vertical-align="middle" draw:auto-grow-height="false" fo:min-height="0.931cm" fo:min-width="2.58cm"/>
    </style:style>
    <style:style style:name="gr8" style:family="graphic">
      <style:graphic-properties draw:fill="none" draw:textarea-horizontal-align="justify" draw:textarea-vertical-align="middle" draw:auto-grow-height="false" fo:min-height="1.3cm" fo:min-width="2.258cm"/>
    </style:style>
    <style:style style:name="gr9" style:family="graphic">
      <style:graphic-properties draw:stroke="dash" draw:stroke-dash="Double_20_Dash" draw:textarea-horizontal-align="center" draw:textarea-vertical-align="middle"/>
    </style:style>
    <style:style style:name="gr10" style:family="graphic">
      <style:graphic-properties draw:stroke="dash" draw:stroke-dash="Line_20_Style_20_9" draw:textarea-horizontal-align="center" draw:textarea-vertical-align="middle"/>
    </style:style>
    <style:style style:name="gr11" style:family="graphic">
      <style:graphic-properties draw:fill="none" draw:textarea-horizontal-align="justify" draw:textarea-vertical-align="middle" draw:auto-grow-height="false" fo:min-height="17.105cm" fo:min-width="0.502cm"/>
    </style:style>
    <style:style style:name="gr12" style:family="graphic">
      <style:graphic-properties draw:stroke="dash" draw:stroke-dash="Long_20_Dash" draw:textarea-horizontal-align="center" draw:textarea-vertical-align="middle"/>
    </style:style>
    <style:style style:name="gr13" style:family="graphic">
      <style:graphic-properties draw:fill="none" draw:textarea-horizontal-align="justify" draw:textarea-vertical-align="middle" draw:auto-grow-height="false" fo:min-height="1.372cm" fo:min-width="2.222cm"/>
    </style:style>
    <style:style style:name="gr14" style:family="graphic">
      <style:graphic-properties draw:stroke="dash" draw:stroke-dash="Long_20_Dash" draw:fill="solid" draw:fill-color="#000000" draw:textarea-horizontal-align="center" draw:textarea-vertical-align="middle"/>
    </style:style>
    <style:style style:name="gr15" style:family="graphic">
      <style:graphic-properties draw:fill="none" draw:textarea-horizontal-align="justify" draw:textarea-vertical-align="middle" draw:auto-grow-height="false" fo:min-height="0.306cm" fo:min-width="0.278cm"/>
    </style:style>
    <style:style style:name="P1" style:family="paragraph">
      <loext:graphic-properties draw:fill="none" draw:fill-color="#00000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000000"/>
      <style:paragraph-properties fo:text-align="center"/>
    </style:style>
  </office:automatic-styles>
  <office:body>
    <office:spreadsheet>
      <table:calculation-settings table:automatic-find-labels="false" table:use-regular-expressions="false" table:use-wildcards="true"/>
      <table:table table:name="Sheet1" table:style-name="ta1">
        <table:shapes>
          <draw:custom-shape draw:z-index="0" draw:style-name="gr1" draw:text-style-name="P1" svg:width="0.878cm" svg:height="0.885cm" svg:x="5.214cm" svg:y="11.4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 draw:style-name="gr2" draw:text-style-name="P2" svg:x1="5.644cm" svg:y1="12.408cm" svg:x2="5.644cm" svg:y2="13.257cm">
            <text:p/>
          </draw:line>
          <draw:line draw:z-index="2" draw:style-name="gr2" draw:text-style-name="P2" svg:x1="5.644cm" svg:y1="13.257cm" svg:x2="5.179cm" svg:y2="13.619cm">
            <text:p/>
          </draw:line>
          <draw:line draw:z-index="3" draw:style-name="gr2" draw:text-style-name="P2" svg:x1="5.627cm" svg:y1="13.239cm" svg:x2="6.164cm" svg:y2="13.638cm">
            <text:p/>
          </draw:line>
          <draw:line draw:z-index="4" draw:style-name="gr2" draw:text-style-name="P2" svg:x1="5.627cm" svg:y1="12.625cm" svg:x2="5.143cm" svg:y2="12.789cm">
            <text:p/>
          </draw:line>
          <draw:line draw:z-index="5" draw:style-name="gr2" draw:text-style-name="P2" svg:x1="5.591cm" svg:y1="12.644cm" svg:x2="6.021cm" svg:y2="12.861cm">
            <text:p/>
          </draw:line>
          <draw:line draw:z-index="6" draw:style-name="gr2" draw:text-style-name="P2" svg:x1="6.684cm" svg:y1="12.896cm" svg:x2="8.673cm" svg:y2="12.391cm">
            <text:p/>
          </draw:line>
          <draw:custom-shape draw:z-index="7" draw:style-name="gr3" draw:text-style-name="P3" svg:width="4.426cm" svg:height="5.362cm" svg:x="8.637cm" svg:y="10.63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z-index="8" draw:style-name="gr4" draw:text-style-name="P3" svg:width="2.544cm" svg:height="1.102cm" svg:x="8.942cm" svg:y="13.16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9" draw:style-name="gr5" draw:text-style-name="P3" svg:width="2.993cm" svg:height="1.174cm" svg:x="8.655cm" svg:y="11.8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0" draw:style-name="gr6" draw:text-style-name="P3" svg:width="5.035cm" svg:height="1.319cm" svg:x="13.547cm" svg:y="12.1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1" draw:style-name="gr2" draw:text-style-name="P2" svg:x1="11.629cm" svg:y1="12.535cm" svg:x2="13.529cm" svg:y2="12.698cm">
            <text:p/>
          </draw:line>
          <draw:custom-shape draw:z-index="12" draw:style-name="gr7" draw:text-style-name="P3" svg:width="3.656cm" svg:height="1.319cm" svg:x="15.804cm" svg:y="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3" draw:style-name="gr2" draw:text-style-name="P2" svg:x1="11.414cm" svg:y1="12.807cm" svg:x2="15.912cm" svg:y2="14.451cm">
            <text:p/>
          </draw:line>
          <draw:line draw:z-index="14" draw:style-name="gr2" draw:text-style-name="P2" svg:x1="6.648cm" svg:y1="12.896cm" svg:x2="8.87cm" svg:y2="13.655cm">
            <text:p/>
          </draw:line>
          <draw:custom-shape draw:z-index="15" draw:style-name="gr8" draw:text-style-name="P3" svg:width="2.258cm" svg:height="1.3cm" svg:x="11.289cm" svg:y="18.062cm">
            <text:p/>
            <draw:enhanced-geometry svg:viewBox="0 0 21600 21600" draw:glue-points="10800 0 0 10800 10800 21600 21600 10800" draw:type="flowchart-process" draw:enhanced-path="M 0 0 L 21600 0 21600 21600 0 21600 0 0 Z N"/>
          </draw:custom-shape>
          <draw:line draw:z-index="16" draw:style-name="gr9" draw:text-style-name="P2" svg:x1="5.286cm" svg:y1="19.76cm" svg:x2="5.322cm" svg:y2="38.311cm">
            <text:p/>
          </draw:line>
          <draw:line draw:z-index="17" draw:style-name="gr10" draw:text-style-name="P2" svg:x1="12.346cm" svg:y1="19.399cm" svg:x2="12.382cm" svg:y2="20.32cm">
            <text:p/>
          </draw:line>
          <draw:custom-shape draw:z-index="18" draw:style-name="gr11" draw:text-style-name="P3" svg:width="0.502cm" svg:height="17.105cm" svg:x="12.274cm" svg:y="20.338cm">
            <text:p/>
            <draw:enhanced-geometry svg:viewBox="0 0 21600 21600" draw:glue-points="10800 0 0 10800 10800 21600 21600 10800" draw:type="flowchart-process" draw:enhanced-path="M 0 0 L 21600 0 21600 21600 0 21600 0 0 Z N"/>
          </draw:custom-shape>
          <draw:line draw:z-index="19" draw:style-name="gr2" draw:text-style-name="P2" svg:x1="5.304cm" svg:y1="21.241cm" svg:x2="12.221cm" svg:y2="21.223cm">
            <text:p/>
          </draw:line>
          <draw:line draw:z-index="20" draw:style-name="gr2" draw:text-style-name="P2" svg:x1="5.34cm" svg:y1="23.897cm" svg:x2="12.544cm" svg:y2="23.915cm">
            <text:p/>
          </draw:line>
          <draw:line draw:z-index="21" draw:style-name="gr2" draw:text-style-name="P2" svg:x1="5.411cm" svg:y1="26.66cm" svg:x2="12.274cm" svg:y2="26.642cm">
            <text:p/>
          </draw:line>
          <draw:line draw:z-index="22" draw:style-name="gr2" draw:text-style-name="P2" svg:x1="5.304cm" svg:y1="29.73cm" svg:x2="12.203cm" svg:y2="29.766cm">
            <text:p/>
          </draw:line>
          <draw:line draw:z-index="23" draw:style-name="gr2" draw:text-style-name="P2" svg:x1="12.758cm" svg:y1="30.272cm" svg:x2="19.227cm" svg:y2="30.29cm">
            <text:p/>
          </draw:line>
          <draw:line draw:z-index="24" draw:style-name="gr12" draw:text-style-name="P2" svg:x1="12.489cm" svg:y1="37.425cm" svg:x2="12.525cm" svg:y2="38.292cm">
            <text:p/>
          </draw:line>
          <draw:line draw:z-index="25" draw:style-name="gr2" draw:text-style-name="P2" svg:x1="12.239cm" svg:y1="23.897cm" svg:x2="11.952cm" svg:y2="23.734cm">
            <text:p/>
          </draw:line>
          <draw:line draw:z-index="26" draw:style-name="gr2" draw:text-style-name="P2" svg:x1="12.257cm" svg:y1="23.95cm" svg:x2="11.862cm" svg:y2="24.148cm">
            <text:p/>
          </draw:line>
          <draw:line draw:z-index="27" draw:style-name="gr2" draw:text-style-name="P2" svg:x1="12.221cm" svg:y1="26.641cm" svg:x2="11.755cm" svg:y2="26.461cm">
            <text:p/>
          </draw:line>
          <draw:line draw:z-index="28" draw:style-name="gr2" draw:text-style-name="P2" svg:x1="12.203cm" svg:y1="26.623cm" svg:x2="11.862cm" svg:y2="26.858cm">
            <text:p/>
          </draw:line>
          <draw:line draw:z-index="29" draw:style-name="gr2" draw:text-style-name="P2" svg:x1="12.239cm" svg:y1="29.748cm" svg:x2="11.97cm" svg:y2="29.334cm">
            <text:p/>
          </draw:line>
          <draw:line draw:z-index="30" draw:style-name="gr2" draw:text-style-name="P2" svg:x1="12.239cm" svg:y1="29.784cm" svg:x2="11.862cm" svg:y2="30.165cm">
            <text:p/>
          </draw:line>
          <draw:line draw:z-index="31" draw:style-name="gr2" draw:text-style-name="P2" svg:x1="12.239cm" svg:y1="21.241cm" svg:x2="11.88cm" svg:y2="20.988cm">
            <text:p/>
          </draw:line>
          <draw:line draw:z-index="32" draw:style-name="gr2" draw:text-style-name="P2" svg:x1="12.257cm" svg:y1="21.295cm" svg:x2="11.809cm" svg:y2="21.584cm">
            <text:p/>
          </draw:line>
          <draw:custom-shape draw:z-index="33" draw:style-name="gr13" draw:text-style-name="P3" svg:width="2.222cm" svg:height="1.372cm" svg:x="18.08cm" svg:y="18.062cm">
            <text:p/>
            <draw:enhanced-geometry svg:viewBox="0 0 21600 21600" draw:glue-points="10800 0 0 10800 10800 21600 21600 10800" draw:type="flowchart-process" draw:enhanced-path="M 0 0 L 21600 0 21600 21600 0 21600 0 0 Z N"/>
          </draw:custom-shape>
          <draw:line draw:z-index="34" draw:style-name="gr14" draw:text-style-name="P4" svg:x1="19.227cm" svg:y1="19.417cm" svg:x2="19.388cm" svg:y2="38.292cm">
            <text:p/>
          </draw:line>
          <draw:line draw:z-index="35" draw:style-name="gr2" draw:text-style-name="P2" svg:x1="19.263cm" svg:y1="21.638cm" svg:x2="12.794cm" svg:y2="21.675cm">
            <text:p/>
          </draw:line>
          <draw:line draw:z-index="36" draw:style-name="gr12" draw:text-style-name="P2" svg:x1="19.281cm" svg:y1="23.029cm" svg:x2="12.758cm" svg:y2="22.994cm">
            <text:p/>
          </draw:line>
          <draw:line draw:z-index="37" draw:style-name="gr2" draw:text-style-name="P2" svg:x1="19.245cm" svg:y1="24.836cm" svg:x2="12.758cm" svg:y2="24.781cm">
            <text:p/>
          </draw:line>
          <draw:line draw:z-index="38" draw:style-name="gr2" draw:text-style-name="P2" svg:x1="19.245cm" svg:y1="27.509cm" svg:x2="12.794cm" svg:y2="27.545cm">
            <text:p/>
          </draw:line>
          <draw:line draw:z-index="39" draw:style-name="gr12" draw:text-style-name="P2" svg:x1="19.245cm" svg:y1="25.702cm" svg:x2="12.758cm" svg:y2="25.72cm">
            <text:p/>
          </draw:line>
          <draw:line draw:z-index="40" draw:style-name="gr12" draw:text-style-name="P2" svg:x1="19.263cm" svg:y1="28.448cm" svg:x2="12.776cm" svg:y2="28.412cm">
            <text:p/>
          </draw:line>
          <draw:line draw:z-index="41" draw:style-name="gr12" draw:text-style-name="P2" svg:x1="12.74cm" svg:y1="31.103cm" svg:x2="19.245cm" svg:y2="31.175cm">
            <text:p/>
          </draw:line>
          <draw:line draw:z-index="42" draw:style-name="gr2" draw:text-style-name="P2" svg:x1="5.268cm" svg:y1="32.042cm" svg:x2="12.221cm" svg:y2="32.024cm">
            <text:p/>
          </draw:line>
          <draw:line draw:z-index="43" draw:style-name="gr2" draw:text-style-name="P2" svg:x1="12.758cm" svg:y1="32.512cm" svg:x2="19.209cm" svg:y2="32.475cm">
            <text:p/>
          </draw:line>
          <draw:line draw:z-index="44" draw:style-name="gr12" draw:text-style-name="P2" svg:x1="12.758cm" svg:y1="33.415cm" svg:x2="19.245cm" svg:y2="33.343cm">
            <text:p/>
          </draw:line>
          <draw:line draw:z-index="45" draw:style-name="gr2" draw:text-style-name="P2" svg:x1="5.25cm" svg:y1="34.77cm" svg:x2="12.203cm" svg:y2="34.752cm">
            <text:p/>
          </draw:line>
          <draw:line draw:z-index="46" draw:style-name="gr2" draw:text-style-name="P2" svg:x1="12.758cm" svg:y1="35.673cm" svg:x2="19.334cm" svg:y2="35.655cm">
            <text:p/>
          </draw:line>
          <draw:line draw:z-index="47" draw:style-name="gr12" draw:text-style-name="P2" svg:x1="12.776cm" svg:y1="36.539cm" svg:x2="19.334cm" svg:y2="36.521cm">
            <text:p/>
          </draw:line>
          <draw:line draw:z-index="48" draw:style-name="gr2" draw:text-style-name="P2" svg:x1="11.88cm" svg:y1="31.627cm" svg:x2="12.292cm" svg:y2="32.042cm">
            <text:p/>
          </draw:line>
          <draw:line draw:z-index="49" draw:style-name="gr2" draw:text-style-name="P2" svg:x1="11.826cm" svg:y1="32.476cm" svg:x2="12.274cm" svg:y2="31.988cm">
            <text:p/>
          </draw:line>
          <draw:line draw:z-index="50" draw:style-name="gr2" draw:text-style-name="P2" svg:x1="11.898cm" svg:y1="34.301cm" svg:x2="12.185cm" svg:y2="34.716cm">
            <text:p/>
          </draw:line>
          <draw:line draw:z-index="51" draw:style-name="gr2" draw:text-style-name="P2" svg:x1="11.898cm" svg:y1="35.221cm" svg:x2="12.221cm" svg:y2="34.788cm">
            <text:p/>
          </draw:line>
          <draw:line draw:z-index="52" draw:style-name="gr2" draw:text-style-name="P2" svg:x1="19.173cm" svg:y1="21.62cm" svg:x2="18.922cm" svg:y2="21.422cm">
            <text:p/>
          </draw:line>
          <draw:line draw:z-index="53" draw:style-name="gr2" draw:text-style-name="P2" svg:x1="18.994cm" svg:y1="22.072cm" svg:x2="19.191cm" svg:y2="21.638cm">
            <text:p/>
          </draw:line>
          <draw:line draw:z-index="54" draw:style-name="gr2" draw:text-style-name="P2" svg:x1="12.758cm" svg:y1="22.975cm" svg:x2="12.973cm" svg:y2="22.614cm">
            <text:p/>
          </draw:line>
          <draw:line draw:z-index="55" draw:style-name="gr2" draw:text-style-name="P2" svg:x1="12.991cm" svg:y1="23.481cm" svg:x2="12.74cm" svg:y2="23.029cm">
            <text:p/>
          </draw:line>
          <draw:line draw:z-index="56" draw:style-name="gr2" draw:text-style-name="P2" svg:x1="19.245cm" svg:y1="24.799cm" svg:x2="19.012cm" svg:y2="24.384cm">
            <text:p/>
          </draw:line>
          <draw:line draw:z-index="57" draw:style-name="gr2" draw:text-style-name="P2" svg:x1="19.012cm" svg:y1="25.252cm" svg:x2="19.245cm" svg:y2="24.854cm">
            <text:p/>
          </draw:line>
          <draw:line draw:z-index="58" draw:style-name="gr2" draw:text-style-name="P2" svg:x1="12.973cm" svg:y1="25.305cm" svg:x2="12.74cm" svg:y2="25.702cm">
            <text:p/>
          </draw:line>
          <draw:line draw:z-index="59" draw:style-name="gr2" draw:text-style-name="P2" svg:x1="13.009cm" svg:y1="26.191cm" svg:x2="12.758cm" svg:y2="25.739cm">
            <text:p/>
          </draw:line>
          <draw:line draw:z-index="60" draw:style-name="gr2" draw:text-style-name="P2" svg:x1="19.245cm" svg:y1="27.49cm" svg:x2="19.048cm" svg:y2="27.798cm">
            <text:p/>
          </draw:line>
          <draw:line draw:z-index="61" draw:style-name="gr2" draw:text-style-name="P2" svg:x1="19.066cm" svg:y1="27.111cm" svg:x2="19.245cm" svg:y2="27.527cm">
            <text:p/>
          </draw:line>
          <draw:line draw:z-index="62" draw:style-name="gr2" draw:text-style-name="P2" svg:x1="12.812cm" svg:y1="28.412cm" svg:x2="13.027cm" svg:y2="27.942cm">
            <text:p/>
          </draw:line>
          <draw:line draw:z-index="63" draw:style-name="gr2" draw:text-style-name="P2" svg:x1="12.937cm" svg:y1="28.881cm" svg:x2="12.776cm" svg:y2="28.484cm">
            <text:p/>
          </draw:line>
          <draw:line draw:z-index="64" draw:style-name="gr2" draw:text-style-name="P2" svg:x1="19.263cm" svg:y1="30.254cm" svg:x2="18.94cm" svg:y2="29.784cm">
            <text:p/>
          </draw:line>
          <draw:line draw:z-index="65" draw:style-name="gr2" draw:text-style-name="P2" svg:x1="18.994cm" svg:y1="30.707cm" svg:x2="19.245cm" svg:y2="30.201cm">
            <text:p/>
          </draw:line>
          <draw:line draw:z-index="66" draw:style-name="gr2" draw:text-style-name="P2" svg:x1="12.794cm" svg:y1="31.157cm" svg:x2="12.991cm" svg:y2="30.706cm">
            <text:p/>
          </draw:line>
          <draw:line draw:z-index="67" draw:style-name="gr2" draw:text-style-name="P2" svg:x1="12.973cm" svg:y1="31.609cm" svg:x2="12.758cm" svg:y2="31.175cm">
            <text:p/>
          </draw:line>
          <draw:line draw:z-index="68" draw:style-name="gr2" draw:text-style-name="P2" svg:x1="19.281cm" svg:y1="32.512cm" svg:x2="19.012cm" svg:y2="32.024cm">
            <text:p/>
          </draw:line>
          <draw:line draw:z-index="69" draw:style-name="gr2" draw:text-style-name="P2" svg:x1="19.048cm" svg:y1="32.945cm" svg:x2="19.263cm" svg:y2="32.493cm">
            <text:p/>
          </draw:line>
          <draw:line draw:z-index="70" draw:style-name="gr2" draw:text-style-name="P2" svg:x1="12.776cm" svg:y1="33.433cm" svg:x2="12.991cm" svg:y2="33cm">
            <text:p/>
          </draw:line>
          <draw:line draw:z-index="71" draw:style-name="gr2" draw:text-style-name="P2" svg:x1="13.027cm" svg:y1="33.849cm" svg:x2="12.794cm" svg:y2="33.451cm">
            <text:p/>
          </draw:line>
          <draw:line draw:z-index="72" draw:style-name="gr2" draw:text-style-name="P2" svg:x1="19.299cm" svg:y1="35.655cm" svg:x2="19.119cm" svg:y2="35.239cm">
            <text:p/>
          </draw:line>
          <draw:line draw:z-index="73" draw:style-name="gr2" draw:text-style-name="P2" svg:x1="19.119cm" svg:y1="36.125cm" svg:x2="19.352cm" svg:y2="35.673cm">
            <text:p/>
          </draw:line>
          <draw:line draw:z-index="74" draw:style-name="gr2" draw:text-style-name="P2" svg:x1="12.794cm" svg:y1="36.557cm" svg:x2="12.92cm" svg:y2="36.124cm">
            <text:p/>
          </draw:line>
          <draw:line draw:z-index="75" draw:style-name="gr2" draw:text-style-name="P2" svg:x1="12.955cm" svg:y1="36.992cm" svg:x2="12.776cm" svg:y2="36.576cm">
            <text:p/>
          </draw:line>
          <draw:custom-shape draw:z-index="76" draw:style-name="gr15" draw:text-style-name="P3" svg:width="0.394cm" svg:height="0.434cm" svg:x="5.286cm" svg:y="18.0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77" draw:style-name="gr2" draw:text-style-name="P2" svg:x1="5.483cm" svg:y1="18.569cm" svg:x2="5.501cm" svg:y2="19.309cm">
            <text:p/>
          </draw:line>
          <draw:line draw:z-index="78" draw:style-name="gr2" draw:text-style-name="P2" svg:x1="5.429cm" svg:y1="18.767cm" svg:x2="4.999cm" svg:y2="18.93cm">
            <text:p/>
          </draw:line>
          <draw:line draw:z-index="79" draw:style-name="gr2" draw:text-style-name="P2" svg:x1="5.519cm" svg:y1="18.785cm" svg:x2="5.842cm" svg:y2="18.912cm">
            <text:p/>
          </draw:line>
          <draw:line draw:z-index="80" draw:style-name="gr2" draw:text-style-name="P2" svg:x1="5.519cm" svg:y1="19.29cm" svg:x2="5.877cm" svg:y2="19.435cm">
            <text:p/>
          </draw:line>
          <draw:line draw:z-index="81" draw:style-name="gr2" draw:text-style-name="P2" svg:x1="5.465cm" svg:y1="19.272cm" svg:x2="5.035cm" svg:y2="19.435cm">
            <text:p/>
          </draw:line>
        </table:shapes>
        <table:table-column table:style-name="co1" table:number-columns-repeated="9" table:default-cell-style-name="Default"/>
        <table:table-row table:style-name="ro1">
          <table:table-cell table:style-name="ce1" office:value-type="string" calcext:value-type="string">
            <text:p>ADMIN ACTIVITY USER FLOW – ROLES (pg no. 8,9,10)</text:p>
          </table:table-cell>
          <table:table-cell table:number-columns-repeated="8"/>
        </table:table-row>
        <table:table-row table:style-name="ro1">
          <table:table-cell table:number-columns-repeated="9"/>
        </table:table-row>
        <table:table-row table:style-name="ro1">
          <table:table-cell table:style-name="ce1" office:value-type="string" calcext:value-type="string">
            <text:p>ROLES:</text:p>
          </table:table-cell>
          <table:table-cell table:number-columns-repeated="8"/>
        </table:table-row>
        <table:table-row table:style-name="ro1">
          <table:table-cell office:value-type="string" calcext:value-type="string">
            <text:p>In admin activity user flow we have a functionality called as ROLES, which contains the details regarding the user roles. </text:p>
          </table:table-cell>
          <table:table-cell table:number-columns-repeated="8"/>
        </table:table-row>
        <table:table-row table:style-name="ro1">
          <table:table-cell office:value-type="string" calcext:value-type="string">
            <text:p>what is user roles?</text:p>
          </table:table-cell>
          <table:table-cell table:number-columns-repeated="8"/>
        </table:table-row>
        <table:table-row table:style-name="ro1">
          <table:table-cell office:value-type="string" calcext:value-type="string">
            <text:p>user roles is term that describes the different levels of access the user have on the site.</text:p>
          </table:table-cell>
          <table:table-cell table:number-columns-repeated="8"/>
        </table:table-row>
        <table:table-row table:style-name="ro1">
          <table:table-cell office:value-type="string" calcext:value-type="string">
            <text:p>Here admin will be able to view user roles and their description, admin will also be able to add user role, delete user roles, view application access of the roles and also viewing and assigning admins to the roles.</text:p>
          </table:table-cell>
          <table:table-cell table:number-columns-repeated="8"/>
        </table:table-row>
        <table:table-row table:style-name="ro1" table:number-rows-repeated="2">
          <table:table-cell table:number-columns-repeated="9"/>
        </table:table-row>
        <table:table-row table:style-name="ro1">
          <table:table-cell table:style-name="ce1" office:value-type="string" calcext:value-type="string">
            <text:p>REQUIREMENT ANALYSIS:</text:p>
          </table:table-cell>
          <table:table-cell table:number-columns-repeated="8"/>
        </table:table-row>
        <table:table-row table:style-name="ro1">
          <table:table-cell office:value-type="string" calcext:value-type="string">
            <text:p>software requirement:-</text:p>
          </table:table-cell>
          <table:table-cell table:number-columns-repeated="8"/>
        </table:table-row>
        <table:table-row table:style-name="ro1">
          <table:table-cell office:value-type="string" calcext:value-type="string">
            <text:p>Vs code – React js</text:p>
          </table:table-cell>
          <table:table-cell table:number-columns-repeated="8"/>
        </table:table-row>
        <table:table-row table:style-name="ro1">
          <table:table-cell office:value-type="string" calcext:value-type="string">
            <text:p>Spring tool suite – spring boot services</text:p>
          </table:table-cell>
          <table:table-cell table:number-columns-repeated="8"/>
        </table:table-row>
        <table:table-row table:style-name="ro1">
          <table:table-cell office:value-type="string" calcext:value-type="string">
            <text:p>Mysql workbench – DataBase</text:p>
          </table:table-cell>
          <table:table-cell table:number-columns-repeated="8"/>
        </table:table-row>
        <table:table-row table:style-name="ro1">
          <table:table-cell office:value-type="string" calcext:value-type="string">
            <text:p>postman</text:p>
          </table:table-cell>
          <table:table-cell table:number-columns-repeated="8"/>
        </table:table-row>
        <table:table-row table:style-name="ro1">
          <table:table-cell office:value-type="string" calcext:value-type="string">
            <text:p>Browser</text:p>
          </table:table-cell>
          <table:table-cell table:number-columns-repeated="8"/>
        </table:table-row>
        <table:table-row table:style-name="ro1">
          <table:table-cell table:number-columns-repeated="9"/>
        </table:table-row>
        <table:table-row table:style-name="ro1">
          <table:table-cell table:style-name="ce1" office:value-type="string" calcext:value-type="string">
            <text:p>IMPACT ANALYSIS:</text:p>
          </table:table-cell>
          <table:table-cell table:number-columns-repeated="8"/>
        </table:table-row>
        <table:table-row table:style-name="ro1">
          <table:table-cell office:value-type="string" calcext:value-type="string">
            <text:p>Users, roles and permission are the key components of website security, users are the people, roles are their functions, and permission define what authorizations those functions have. Setting these up incorrectly can compromise your website’s security. </text:p>
          </table:table-cell>
          <table:table-cell table:number-columns-repeated="8"/>
        </table:table-row>
        <table:table-row table:style-name="ro1" table:number-rows-repeated="2">
          <table:table-cell table:number-columns-repeated="9"/>
        </table:table-row>
        <table:table-row table:style-name="ro1">
          <table:table-cell table:style-name="ce1" office:value-type="string" calcext:value-type="string">
            <text:p>Design:</text:p>
          </table:table-cell>
          <table:table-cell table:number-columns-repeated="8"/>
        </table:table-row>
        <table:table-row table:style-name="ro1">
          <table:table-cell table:number-columns-repeated="9"/>
        </table:table-row>
        <table:table-row table:style-name="ro1">
          <table:table-cell office:value-type="string" calcext:value-type="string">
            <text:p>usecase diagram</text:p>
          </table:table-cell>
          <table:table-cell table:number-columns-repeated="8"/>
        </table:table-row>
        <table:table-row table:style-name="ro1">
          <table:table-cell table:number-columns-repeated="9"/>
        </table:table-row>
        <table:table-row table:style-name="ro1">
          <table:table-cell table:number-columns-repeated="4"/>
          <table:table-cell office:value-type="string" calcext:value-type="string">
            <text:p>Roles</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add user roles</text:p>
          </table:table-cell>
          <table:table-cell table:number-columns-repeated="4"/>
        </table:table-row>
        <table:table-row table:style-name="ro1">
          <table:table-cell table:number-columns-repeated="6"/>
          <table:table-cell office:value-type="string" calcext:value-type="string">
            <text:p>assign application access</text:p>
          </table:table-cell>
          <table:table-cell table:number-columns-repeated="2"/>
        </table:table-row>
        <table:table-row table:style-name="ro1">
          <table:table-cell table:number-columns-repeated="9"/>
        </table:table-row>
        <table:table-row table:style-name="ro1">
          <table:table-cell table:number-columns-repeated="4"/>
          <table:table-cell office:value-type="string" calcext:value-type="string">
            <text:p>delete user roles</text:p>
          </table:table-cell>
          <table:table-cell table:number-columns-repeated="4"/>
        </table:table-row>
        <table:table-row table:style-name="ro1">
          <table:table-cell table:number-columns-repeated="2"/>
          <table:table-cell office:value-type="string" calcext:value-type="string">
            <text:p>admin</text:p>
          </table:table-cell>
          <table:table-cell table:number-columns-repeated="6"/>
        </table:table-row>
        <table:table-row table:style-name="ro1">
          <table:table-cell table:number-columns-repeated="7"/>
          <table:table-cell office:value-type="string" calcext:value-type="string">
            <text:p>assign admin to role</text:p>
          </table:table-cell>
          <table:table-cell/>
        </table:table-row>
        <table:table-row table:style-name="ro1" table:number-rows-repeated="6">
          <table:table-cell table:number-columns-repeated="9"/>
        </table:table-row>
        <table:table-row table:style-name="ro1">
          <table:table-cell office:value-type="string" calcext:value-type="string">
            <text:p>sequence diagram:</text:p>
          </table:table-cell>
          <table:table-cell table:number-columns-repeated="8"/>
        </table:table-row>
        <table:table-row table:style-name="ro1">
          <table:table-cell table:number-columns-repeated="9"/>
        </table:table-row>
        <table:table-row table:style-name="ro1">
          <table:table-cell table:number-columns-repeated="5"/>
          <table:table-cell office:value-type="string" calcext:value-type="string">
            <text:p>user interface</text:p>
          </table:table-cell>
          <table:table-cell table:number-columns-repeated="2"/>
          <table:table-cell office:value-type="string" calcext:value-type="string">
            <text:p>Database</text:p>
          </table:table-cell>
        </table:table-row>
        <table:table-row table:style-name="ro1">
          <table:table-cell table:number-columns-repeated="9"/>
        </table:table-row>
        <table:table-row table:style-name="ro1">
          <table:table-cell table:number-columns-repeated="2"/>
          <table:table-cell office:value-type="string" calcext:value-type="string">
            <text:p><text:s text:c="5"/>admin</text:p>
          </table:table-cell>
          <table:table-cell table:number-columns-repeated="6"/>
        </table:table-row>
        <table:table-row table:style-name="ro1" table:number-rows-repeated="2">
          <table:table-cell table:number-columns-repeated="9"/>
        </table:table-row>
        <table:table-row table:style-name="ro1">
          <table:table-cell table:number-columns-repeated="3"/>
          <table:table-cell office:value-type="string" calcext:value-type="string">
            <text:p>on click Roles</text:p>
          </table:table-cell>
          <table:table-cell table:number-columns-repeated="2"/>
          <table:table-cell office:value-type="string" calcext:value-type="string">
            <text:p>Request to fetch user roles and</text:p>
          </table:table-cell>
          <table:table-cell table:number-columns-repeated="2"/>
        </table:table-row>
        <table:table-row table:style-name="ro1">
          <table:table-cell table:number-columns-repeated="6"/>
          <table:table-cell office:value-type="string" calcext:value-type="string">
            <text:p>descriptions</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user roles and description</text:p>
          </table:table-cell>
          <table:table-cell table:number-columns-repeated="2"/>
        </table:table-row>
        <table:table-row table:style-name="ro1">
          <table:table-cell table:number-columns-repeated="6"/>
          <table:table-cell office:value-type="string" calcext:value-type="string">
            <text:p>(response)</text:p>
          </table:table-cell>
          <table:table-cell table:number-columns-repeated="2"/>
        </table:table-row>
        <table:table-row table:style-name="ro1">
          <table:table-cell table:number-columns-repeated="3"/>
          <table:table-cell office:value-type="string" calcext:value-type="string">
            <text:p>on click add user Roles</text:p>
          </table:table-cell>
          <table:table-cell table:number-columns-repeated="5"/>
        </table:table-row>
        <table:table-row table:style-name="ro1">
          <table:table-cell table:number-columns-repeated="9"/>
        </table:table-row>
        <table:table-row table:style-name="ro1">
          <table:table-cell table:number-columns-repeated="6"/>
          <table:table-cell office:value-type="string" calcext:value-type="string">
            <text:p>request to create new user role</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new user role added successfully</text:p>
          </table:table-cell>
          <table:table-cell table:number-columns-repeated="2"/>
        </table:table-row>
        <table:table-row table:style-name="ro1">
          <table:table-cell table:number-columns-repeated="3"/>
          <table:table-cell office:value-type="string" calcext:value-type="string">
            <text:p>on click user role</text:p>
          </table:table-cell>
          <table:table-cell table:number-columns-repeated="5"/>
        </table:table-row>
        <table:table-row table:style-name="ro1">
          <table:table-cell table:number-columns-repeated="9"/>
        </table:table-row>
        <table:table-row table:style-name="ro1">
          <table:table-cell table:number-columns-repeated="6"/>
          <table:table-cell office:value-type="string" calcext:value-type="string">
            <text:p>request to fetch accessible applications</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accessible applications(response)</text:p>
          </table:table-cell>
          <table:table-cell table:number-columns-repeated="2"/>
        </table:table-row>
        <table:table-row table:style-name="ro1">
          <table:table-cell table:number-columns-repeated="9"/>
        </table:table-row>
        <table:table-row table:style-name="ro1">
          <table:table-cell table:number-columns-repeated="3"/>
          <table:table-cell office:value-type="string" calcext:value-type="string">
            <text:p>on click assigned admin</text:p>
          </table:table-cell>
          <table:table-cell table:number-columns-repeated="5"/>
        </table:table-row>
        <table:table-row table:style-name="ro1">
          <table:table-cell table:number-columns-repeated="6"/>
          <table:table-cell office:value-type="string" calcext:value-type="string">
            <text:p>request to fetch assigned admin</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assigned admin(name , last sig-in)</text:p>
          </table:table-cell>
          <table:table-cell table:number-columns-repeated="2"/>
        </table:table-row>
        <table:table-row table:style-name="ro1">
          <table:table-cell table:number-columns-repeated="3"/>
          <table:table-cell office:value-type="string" calcext:value-type="string">
            <text:p>on click add admin</text:p>
          </table:table-cell>
          <table:table-cell table:number-columns-repeated="5"/>
        </table:table-row>
        <table:table-row table:style-name="ro1">
          <table:table-cell table:number-columns-repeated="6"/>
          <table:table-cell office:value-type="string" calcext:value-type="string">
            <text:p>request to create new admin</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new admin added successfully</text:p>
          </table:table-cell>
          <table:table-cell table:number-columns-repeated="2"/>
        </table:table-row>
        <table:table-row table:style-name="ro1">
          <table:table-cell table:number-columns-repeated="9"/>
        </table:table-row>
        <table:table-row table:style-name="ro1">
          <table:table-cell table:number-columns-repeated="3"/>
          <table:table-cell office:value-type="string" calcext:value-type="string">
            <text:p>on click delete role</text:p>
          </table:table-cell>
          <table:table-cell table:number-columns-repeated="5"/>
        </table:table-row>
        <table:table-row table:style-name="ro1">
          <table:table-cell table:number-columns-repeated="9"/>
        </table:table-row>
        <table:table-row table:style-name="ro1">
          <table:table-cell table:number-columns-repeated="6"/>
          <table:table-cell office:value-type="string" calcext:value-type="string">
            <text:p>request to delete selected user role</text:p>
          </table:table-cell>
          <table:table-cell table:number-columns-repeated="2"/>
        </table:table-row>
        <table:table-row table:style-name="ro1" table:number-rows-repeated="2">
          <table:table-cell table:number-columns-repeated="9"/>
        </table:table-row>
        <table:table-row table:style-name="ro1">
          <table:table-cell table:number-columns-repeated="6"/>
          <table:table-cell office:value-type="string" calcext:value-type="string">
            <text:p>user roles deleted successfully</text:p>
          </table:table-cell>
          <table:table-cell table:number-columns-repeated="2"/>
        </table:table-row>
        <table:table-row table:style-name="ro1" table:number-rows-repeated="5">
          <table:table-cell table:number-columns-repeated="9"/>
        </table:table-row>
        <table:table-row table:style-name="ro1">
          <table:table-cell table:style-name="ce1" office:value-type="string" calcext:value-type="string">
            <text:p>Review</text:p>
          </table:table-cell>
          <table:table-cell table:number-columns-repeated="8"/>
        </table:table-row>
        <table:table-row table:style-name="ro1">
          <table:table-cell office:value-type="string" calcext:value-type="string">
            <text:p>pair review and lead review</text:p>
          </table:table-cell>
          <table:table-cell table:number-columns-repeated="8"/>
        </table:table-row>
        <table:table-row table:style-name="ro1" table:number-rows-repeated="3">
          <table:table-cell table:number-columns-repeated="9"/>
        </table:table-row>
        <table:table-row table:style-name="ro1">
          <table:table-cell table:style-name="ce1" office:value-type="string" calcext:value-type="string">
            <text:p>Developing:</text:p>
          </table:table-cell>
          <table:table-cell table:number-columns-repeated="8"/>
        </table:table-row>
        <table:table-row table:style-name="ro1">
          <table:table-cell table:number-columns-repeated="9"/>
        </table:table-row>
        <table:table-row table:style-name="ro1">
          <table:table-cell office:value-type="string" calcext:value-type="string">
            <text:p>-List of activities required to develop functionality using React.js</text:p>
          </table:table-cell>
          <table:table-cell table:number-columns-repeated="8"/>
        </table:table-row>
        <table:table-row table:style-name="ro1">
          <table:table-cell office:value-type="string" calcext:value-type="string">
            <text:p>creating actions such as adding role and deleting role </text:p>
          </table:table-cell>
          <table:table-cell table:number-columns-repeated="8"/>
        </table:table-row>
        <table:table-row table:style-name="ro1">
          <table:table-cell office:value-type="string" calcext:value-type="string">
            <text:p>creating table to display the existing roles </text:p>
          </table:table-cell>
          <table:table-cell table:number-columns-repeated="8"/>
        </table:table-row>
        <table:table-row table:style-name="ro1">
          <table:table-cell office:value-type="string" calcext:value-type="string">
            <text:p>creating action to assign applications to the roles </text:p>
          </table:table-cell>
          <table:table-cell table:number-columns-repeated="8"/>
        </table:table-row>
        <table:table-row table:style-name="ro1">
          <table:table-cell office:value-type="string" calcext:value-type="string">
            <text:p>creating action to assign admins to roles </text:p>
          </table:table-cell>
          <table:table-cell table:number-columns-repeated="8"/>
        </table:table-row>
        <table:table-row table:style-name="ro1">
          <table:table-cell office:value-type="string" calcext:value-type="string">
            <text:p>creating action to view assigned admins and application access to particular role </text:p>
          </table:table-cell>
          <table:table-cell table:number-columns-repeated="8"/>
        </table:table-row>
        <table:table-row table:style-name="ro1">
          <table:table-cell office:value-type="string" calcext:value-type="string">
            <text:p>using axios api to integrate with spring boot</text:p>
          </table:table-cell>
          <table:table-cell table:number-columns-repeated="8"/>
        </table:table-row>
        <table:table-row table:style-name="ro1" table:number-rows-repeated="3">
          <table:table-cell table:number-columns-repeated="9"/>
        </table:table-row>
        <table:table-row table:style-name="ro1">
          <table:table-cell office:value-type="string" calcext:value-type="string">
            <text:p>-List of activities required to develop functionality using spring boot services</text:p>
          </table:table-cell>
          <table:table-cell table:number-columns-repeated="8"/>
        </table:table-row>
        <table:table-row table:style-name="ro1">
          <table:table-cell office:value-type="string" calcext:value-type="string">
            <text:p>creating classes for roles,admin and application as models</text:p>
          </table:table-cell>
          <table:table-cell table:number-columns-repeated="8"/>
        </table:table-row>
        <table:table-row table:style-name="ro1">
          <table:table-cell office:value-type="string" calcext:value-type="string">
            <text:p>creating controller classes for roles,admin and application </text:p>
          </table:table-cell>
          <table:table-cell table:number-columns-repeated="8"/>
        </table:table-row>
        <table:table-row table:style-name="ro1">
          <table:table-cell office:value-type="string" calcext:value-type="string">
            <text:p>creating JPA repository </text:p>
          </table:table-cell>
          <table:table-cell table:number-columns-repeated="8"/>
        </table:table-row>
        <table:table-row table:style-name="ro1">
          <table:table-cell office:value-type="string" calcext:value-type="string">
            <text:p>creating services</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List of activities required to develop functionality using DB schema</text:p>
          </table:table-cell>
          <table:table-cell table:number-columns-repeated="8"/>
        </table:table-row>
        <table:table-row table:style-name="ro1">
          <table:table-cell office:value-type="string" calcext:value-type="string">
            <text:p>create a database </text:p>
          </table:table-cell>
          <table:table-cell table:number-columns-repeated="8"/>
        </table:table-row>
        <table:table-row table:style-name="ro1">
          <table:table-cell office:value-type="string" calcext:value-type="string">
            <text:p>create table for roles, admin, applications</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code has to be updated in respective git repository</text:p>
          </table:table-cell>
          <table:table-cell table:number-columns-repeated="8"/>
        </table:table-row>
        <table:table-row table:style-name="ro1">
          <table:table-cell office:value-type="string" calcext:value-type="string">
            <text:p>Then code has to be reviewed : pair review</text:p>
          </table:table-cell>
          <table:table-cell table:number-columns-repeated="8"/>
        </table:table-row>
        <table:table-row table:style-name="ro1">
          <table:table-cell table:number-columns-repeated="2"/>
          <table:table-cell office:value-type="string" calcext:value-type="string">
            <text:p><text:s text:c="4"/>: lead review</text:p>
          </table:table-cell>
          <table:table-cell table:number-columns-repeated="6"/>
        </table:table-row>
        <table:table-row table:style-name="ro1" table:number-rows-repeated="2">
          <table:table-cell table:number-columns-repeated="9"/>
        </table:table-row>
        <table:table-row table:style-name="ro1">
          <table:table-cell table:style-name="ce1" office:value-type="string" calcext:value-type="string">
            <text:p>Testing</text:p>
          </table:table-cell>
          <table:table-cell table:number-columns-repeated="8"/>
        </table:table-row>
        <table:table-row table:style-name="ro1">
          <table:table-cell office:value-type="string" calcext:value-type="string">
            <text:p>unit testing:- it is a software development process in which the smallest testable parts of an application ,called units are individually scrutinized for proper operation. this testing is done during the development process by the software developers.</text:p>
          </table:table-cell>
          <table:table-cell table:number-columns-repeated="8"/>
        </table:table-row>
        <table:table-row table:style-name="ro1">
          <table:table-cell table:number-columns-repeated="9"/>
        </table:table-row>
        <table:table-row table:style-name="ro1">
          <table:table-cell office:value-type="string" calcext:value-type="string">
            <text:p>api testing:-it done to determine whether the APIs that are developed meets the expectations such as performance, reliability and security.</text:p>
          </table:table-cell>
          <table:table-cell table:number-columns-repeated="8"/>
        </table:table-row>
        <table:table-row table:style-name="ro1">
          <table:table-cell office:value-type="string" calcext:value-type="string">
            <text:p>performance testing:- its a non functional software testing determines how stable, speed, scalability, and responsiveness.</text:p>
          </table:table-cell>
          <table:table-cell table:number-columns-repeated="8"/>
        </table:table-row>
        <table:table-row table:style-name="ro1" table:number-rows-repeated="2">
          <table:table-cell table:number-columns-repeated="9"/>
        </table:table-row>
        <table:table-row table:style-name="ro1">
          <table:table-cell table:style-name="ce1" office:value-type="string" calcext:value-type="string">
            <text:p>Deployment</text:p>
          </table:table-cell>
          <table:table-cell table:number-columns-repeated="8"/>
        </table:table-row>
        <table:table-row table:style-name="ro1">
          <table:table-cell office:value-type="string" calcext:value-type="string">
            <text:p>After successfully passing all the test cases , will be released to production.</text:p>
          </table:table-cell>
          <table:table-cell table:number-columns-repeated="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stroke-dash draw:name="Double_20_Dash" draw:display-name="Double Dash" draw:style="rect" draw:dots1="1" draw:dots1-length="800%" draw:distance="300%"/>
    <draw:stroke-dash draw:name="Line_20_Style_20_9" draw:display-name="Line Style 9" draw:style="rect" draw:dots1="1" draw:dots1-length="197%" draw:distance="120%"/>
    <draw:stroke-dash draw:name="Long_20_Dash" draw:display-name="Long Dash" draw:style="rect" draw:dots1="1" draw:dots1-length="400%" draw:distance="300%"/>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3">00/00/0000</text:date>, <text:time style:data-style-name="N2" text:time-value="09:04:54.1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2T14:51:06.725000000</meta:creation-date>
    <dc:date>2022-03-03T10:53:05.112000000</dc:date>
    <meta:editing-duration>PT46M19S</meta:editing-duration>
    <meta:editing-cycles>5</meta:editing-cycles>
    <meta:generator>LibreOffice/7.1.8.1$Windows_X86_64 LibreOffice_project/e1f30c802c3269a1d052614453f260e49458c82c</meta:generator>
    <meta:document-statistic meta:table-count="1" meta:cell-count="74" meta:object-count="82"/>
  </office:meta>
</office:document-meta>
</file>